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paragraph-properties style:writing-mode="lr-tb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лан</text:p>
      <text:p text:style-name="P1"/>
      <text:p text:style-name="P1">/* Загальне зауваження: в методичці надаються, як Ви написали, саме рекомендації, які не є догмою. Головне — це щоб всі смичлові частини розробки були присутні у записці.*/</text:p>
      <text:p text:style-name="Standard"/>
      <text:p text:style-name="Standard">Вступ</text:p>
      <text:p text:style-name="Standard"/>
      <text:p text:style-name="P1">/* Як я говорив оглядову частину можна оформити як один розділ з підрозділами, так і як два підрозділи. Другий варіант використовується коли є дві різні сторони огляду у розробці. Але якщо Ви хочете зробити один розділ з підрозділами, я принципових заперечень не маю. */</text:p>
      <text:p text:style-name="Standard"/>
      <text:p text:style-name="Standard">Розділ І. Огляд ісуючих рішень<text:line-break/>1. Огляд алгоритмів розпізнавання облич, як графічних об'єктів (~5 стор.)<text:line-break/>1.1. Метод Віоли-Джонса<text:line-break/>1.2. Метод опорних векторів.<text:line-break/>1.3. ...<text:line-break/>1.n. Висновок.<text:line-break/>2. Огляд програмних засобів для ведення обчислень на графічних процесорах (~ 5 стор.)<text:line-break/>2.1. OpenCL<text:line-break/>2.2. CUDA<text:line-break/>2.3. OpenACC<text:line-break/>2.4. C++AMP<text:line-break/>2.5. Висновок.<text:line-break/></text:p>
      <text:p text:style-name="P1">/* Назва рішення, яке Ви пропонуєте не може співпадати з назвою відомого метода, бо виникає питання, якщо Ви самостійно придумали метод Віоли-Джонса, то що роюлять їх імена у назві методу? */</text:p>
      <text:p text:style-name="Standard">Розділ ІІ. <text:span text:style-name="T1">Відображення м</text:span>етод<text:span text:style-name="T1">у</text:span> <text:bookmark-start text:name="__DdeLink__123_237002591"/>Віоли-Джонса<text:bookmark-end text:name="__DdeLink__123_237002591"/> <text:span text:style-name="T1">на архітектуру </text:span><text:span text:style-name="T2">CUDA</text:span><text:span text:style-name="T1"> </text:span>(~ 6-8 стор.)<text:line-break/>1. Загальний опис методу Віоли-Джонса.<text:line-break/><text:span text:style-name="T1">1.1.</text:span> Ознаки Хоара.<text:line-break/><text:span text:style-name="T1">1.2</text:span>. Інтегральне зображення.<text:line-break/><text:span text:style-name="T1">2</text:span>. Спосіб підготовки набору даних для тренування.</text:p>
      <text:p text:style-name="P1">3. Спосіб тренування слабкого класифікатора.</text:p>
      <text:p text:style-name="P1">4. ...</text:p>
      <text:p text:style-name="Standard"/>
      <text:p text:style-name="Standard">Розділ ІІІ. Розробка <text:span text:style-name="T1">структури та алгоритмів </text:span>системи розпізнавання графічних образів на основі використання графічних процесорів.</text:p>
      <text:p text:style-name="Standard">1. Розробка загальної структури системи розпізнавання графічних образів.</text:p>
      <text:p text:style-name="Standard">2. Розробка <text:span text:style-name="T1">структури та алгоритму </text:span>головного модуля <text:span text:style-name="T1">системи.</text:span></text:p>
      <text:p text:style-name="Standard">3. Розробка <text:span text:style-name="T1">структури та алгоритму модуля</text:span> підготовки набору даних.</text:p>
      <text:p text:style-name="Standard">4. Розробка <text:span text:style-name="T1">структури та алгоритму модуля</text:span> тренування каскаду класифікаторів</text:p>
      <text:p text:style-name="P1">5. Розробка інтерфейсу користувача.</text:p>
      <text:p text:style-name="Standard"/>
      <text:p text:style-name="P1">/* Як на мій погляд підрозділ “Порівняльний аналіз розробленої системи з існуючими програмними продуктами.” не вяжеться із назвою всього підрозділу “Програмна реалізація ...”, бо це вже не реалізація, а аналіз результатів. Але якщо Ви дуже боїтесь Сулеми, то нехай буде в цьому підрозділі. */</text:p>
      <text:p text:style-name="Standard"/>
      <text:p text:style-name="Standard">Розділ IV. <text:span text:style-name="T1">Програмна реалізація системи розпізнавання графічних образів на основі </text:span><text:soft-page-break/><text:span text:style-name="T1">використання графічних процесорів.</text:span></text:p>
      <text:p text:style-name="Standard">1. <text:span text:style-name="T1">Програмна реалізація </text:span>загальної структури системи розпізнавання графічних образів.</text:p>
      <text:p text:style-name="Standard">2. <text:span text:style-name="T1">Програмна реалізація </text:span>головного модуля <text:span text:style-name="T1">системи.</text:span></text:p>
      <text:p text:style-name="Standard">3. <text:span text:style-name="T1">Програмна реалізація модуля</text:span> підготовки набору даних.</text:p>
      <text:p text:style-name="Standard">4. <text:span text:style-name="T1">Програмна реалізація модуля</text:span> тренування каскаду класифікаторів</text:p>
      <text:p text:style-name="P1">5. Програмна реалізація інтерфейсу користувача.</text:p>
      <text:p text:style-name="Standard"><text:span text:style-name="T1">6. </text:span>Тестування розробленої системи</text:p>
      <text:p text:style-name="Standard"><text:span text:style-name="T1">7. </text:span>Порівняльний аналіз <text:span text:style-name="T1">розробленої системи з існуючими програмними продуктами.</text:span>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eh Palianytsia</meta:initial-creator>
    <meta:creation-date>2013-05-06T17:42:52</meta:creation-date>
    <dc:date>2013-05-10T15:57:00.31</dc:date>
    <dc:creator>Oleksandr Marchenko</dc:creator>
    <meta:editing-duration>PT01H34M21S</meta:editing-duration>
    <meta:editing-cycles>21</meta:editing-cycles>
    <meta:generator>OpenOffice.org/3.2$Win32 OpenOffice.org_project/320m18$Build-9502</meta:generator>
    <meta:document-statistic meta:table-count="0" meta:image-count="0" meta:object-count="0" meta:page-count="2" meta:paragraph-count="24" meta:word-count="348" meta:character-count="2491"/>
  </office:meta>
</office:document-meta>
</file>